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DC4566DA980A08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SBSymbol" svg:font-family="LSBSymbo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32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-color="#ffffff"/>
    </style:style>
    <style:style style:name="P5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6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1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3d73" style:font-name="Segoe UI Semibold" fo:font-size="32pt" fo:font-style="italic" style:font-name-asian="LSBSymbol" style:font-size-asian="32pt" style:font-style-asian="italic" style:font-name-complex="LSBSymbol1" style:font-size-complex="32pt" style:font-style-complex="italic"/>
    </style:style>
    <style:style style:name="T3" style:family="text">
      <style:text-properties fo:color="#003d73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6" style:family="text">
      <style:text-properties style:font-name="Segoe UI Semibold1" fo:font-size="32pt" fo:font-style="italic" style:font-size-asian="32pt" style:font-style-asian="italic" style:font-size-complex="32pt" style:font-style-complex="italic"/>
    </style:style>
    <style:style style:name="T7" style:family="text">
      <style:text-properties fo:color="#003d73" style:font-name="Segoe UI Semibold1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3.876cm" svg:height="7.572cm" svg:x="2.032cm" svg:y="1.016cm">
          <draw:text-box>
            <text:p text:style-name="P1"><text:span text:style-name="T1">PROPER PREFACE</text:span></text:p>
            <text:p text:style-name="P2"><text:span text:style-name="T2">P: </text:span><text:span text:style-name="T3">It is truly good, right, and salutary that we </text:span></text:p>
            <text:p text:style-name="P2"><text:span text:style-name="T3"><text:s text:c="4"/></text:span><text:span text:style-name="T3">should at all times and in all places give </text:span></text:p>
            <text:p text:style-name="P2"><text:span text:style-name="T3"><text:s text:c="4"/></text:span><text:span text:style-name="T3">thanks to You, O Lord, holy Father, </text:span></text:p>
            <text:p text:style-name="P2"><text:span text:style-name="T3"><text:s text:c="4"/></text:span><text:span text:style-name="T3">almighty and everlasting Go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3" draw:layer="layout" svg:width="23.876cm" svg:height="7.766cm" svg:x="2.032cm" svg:y="1.016cm">
          <draw:text-box>
            <text:p text:style-name="P5"><text:span text:style-name="T4"><text:s text:c="4"/></text:span><text:span text:style-name="T3">for the countless blessings You so freely </text:span></text:p>
            <text:p text:style-name="P5"><text:span text:style-name="T3"><text:s text:c="4"/></text:span><text:span text:style-name="T3">bestow on us and all creation. Above all, </text:span></text:p>
            <text:p text:style-name="P5"><text:span text:style-name="T3"><text:s text:c="4"/></text:span><text:span text:style-name="T3">we give thanks for Your boundless love </text:span></text:p>
            <text:p text:style-name="P5"><text:span text:style-name="T3"><text:s text:c="4"/></text:span><text:span text:style-name="T3">shown to us when You sent Your only-</text:span></text:p>
            <text:p text:style-name="P5"><text:span text:style-name="T3"><text:s text:c="4"/></text:span><text:span text:style-name="T3">begotten Son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3" draw:layer="layout" svg:width="23.876cm" svg:height="4.76cm" svg:x="2.032cm" svg:y="1.016cm">
          <draw:text-box>
            <text:p text:style-name="P5"><text:span text:style-name="T5"><text:s text:c="4"/></text:span><text:span text:style-name="T3">Jesus Christ, into our flesh and laid on Him </text:span></text:p>
            <text:p text:style-name="P5"><text:span text:style-name="T3"><text:s text:c="4"/></text:span><text:span text:style-name="T3">our sin, giving Him into death that we </text:span></text:p>
            <text:p text:style-name="P5"><text:span text:style-name="T3"><text:s text:c="4"/></text:span><text:span text:style-name="T3">might not die eternal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3" draw:layer="layout" svg:width="23.876cm" svg:height="6.263cm" svg:x="2.032cm" svg:y="1.016cm">
          <draw:text-box>
            <text:p text:style-name="P5"><text:span text:style-name="T6"><text:s text:c="4"/></text:span><text:span text:style-name="T7">Because He is now risen from the dead and </text:span></text:p>
            <text:p text:style-name="P5"><text:span text:style-name="T7"><text:s text:c="4"/></text:span><text:span text:style-name="T7">lives and reigns to all eternity, all who </text:span></text:p>
            <text:p text:style-name="P5"><text:span text:style-name="T7"><text:s text:c="4"/></text:span><text:span text:style-name="T7">believe in Him will overcome sin and death </text:span></text:p>
            <text:p text:style-name="P5"><text:span text:style-name="T7"><text:s text:c="4"/></text:span><text:span text:style-name="T7">and will rise again to new lif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5" draw:text-style-name="P6" draw:layer="layout" svg:width="24.13cm" svg:height="6.263cm" svg:x="2.032cm" svg:y="1.016cm">
          <draw:text-box>
            <text:p text:style-name="P5"><text:span text:style-name="T5"><text:s text:c="4"/></text:span><text:span text:style-name="T3">Therefore with angels and archangels and </text:span></text:p>
            <text:p text:style-name="P5"><text:span text:style-name="T3"><text:s text:c="4"/></text:span><text:span text:style-name="T3">with all the company of heaven we laud </text:span></text:p>
            <text:p text:style-name="P5"><text:span text:style-name="T3"><text:s text:c="4"/></text:span><text:span text:style-name="T3">and magnify Your glorious name, evermore </text:span></text:p>
            <text:p text:style-name="P5"><text:span text:style-name="T3"><text:s text:c="4"/></text:span><text:span text:style-name="T3">praising You and saying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SBSymbol" svg:font-family="LSBSymbo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2200000253DC4566DA980A08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1pt" style:language-asian="ar" style:country-asian="SA"/>
    </style:style>
    <style:style style:name="Footer_20_Char" style:display-name="Footer Cha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Footer" style:family="graphic">
      <style:paragraph-properties fo:margin-left="0cm" fo:margin-right="0cm" fo:margin-top="0cm" fo:margin-bottom="0.497cm" fo:line-height="106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pitch-asian="variable" style:font-size-asian="11pt" style:language-asian="ar" style:country-asian="SA"/>
    </style:style>
    <style:style style:name="Header" style:family="graphic">
      <style:paragraph-properties fo:margin-left="0cm" fo:margin-right="0cm" fo:margin-top="0cm" fo:margin-bottom="0.497cm" fo:line-height="106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pitch-asian="variable" style:font-size-asian="11pt" style:language-asian="ar" style:country-asian="SA"/>
    </style:style>
    <style:style style:name="No_20_Spacing" style:display-name="No Spacing" style:family="graphic">
      <style:paragraph-properties fo:margin-left="0cm" fo:margin-right="0cm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1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text-align="start" fo:text-indent="0cm" style:text-autospace="none"/>
      <style:text-properties style:use-window-font-color="true" style:font-name="Calibri" fo:font-family="Calibri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pitch-asian="variable" style:font-size-asian="11pt" style:language-asian="ar" style:country-asian="SA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9T14:00:04.697000000</meta:creation-date>
    <dc:title>Blue</dc:title>
    <meta:editing-duration>PT6M24S</meta:editing-duration>
    <meta:editing-cycles>6</meta:editing-cycles>
    <meta:generator>LibreOffice/6.0.1.1$Windows_X86_64 LibreOffice_project/60bfb1526849283ce2491346ed2aa51c465abfe6</meta:generator>
    <dc:date>2018-05-28T16:55:05.345000000</dc:date>
    <meta:document-statistic meta:object-count="36"/>
  </office:meta>
</office:document-meta>
</file>